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01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124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1.642cm"/>
    </style:style>
    <style:style style:name="co8" style:family="table-column">
      <style:table-column-properties fo:break-before="auto" style:column-width="13.298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6.92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No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test data</text:p>
          </table:table-cell>
          <table:table-cell office:value-type="string" calcext:value-type="string">
            <text:p>data this month</text:p>
          </table:table-cell>
          <table:table-cell office:value-type="string" calcext:value-type="string">
            <text:p>analysed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https://data.imf.org/?sk=4FFB52B2-3653-409A-B471-D47B46D904B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Fre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www.ons.dz/spip.php?rubrique1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Portugu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ne line of data</text:p>
          </table:table-cell>
          <table:table-cell office:value-type="string" calcext:value-type="string">
            <text:p>https://www.ine.gov.ao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Fre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://www.insd.bf/index.php/publications?id=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Fre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www.isteebu.bi/indices-des-prix-a-la-consommation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had</text:p>
          </table:table-cell>
          <table:table-cell table:style-name="ce1" office:value-type="string" calcext:value-type="string">
            <text:p>Fren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https://www.inseed.td/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Eswatini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v 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ata to Sept</text:p>
          </table:table-cell>
          <table:table-cell table:style-name="ce1" office:value-type="string" calcext:value-type="string">
            <text:p>https://www.centralbank.org.sz/economic-review-inflation-report/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Ethiopi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te has no security</text:p>
          </table:table-cell>
          <table:table-cell office:value-type="string" calcext:value-type="string">
            <text:p>https://www.statsethiopia.gov.et/our-survey-reports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Fre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thing since April</text:p>
          </table:table-cell>
          <table:table-cell office:value-type="string" calcext:value-type="string">
            <text:p>https://statgabon.ga/home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Gambia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wnload pdf</text:p>
          </table:table-cell>
          <table:table-cell table:style-name="ce1" office:value-type="string" calcext:value-type="string">
            <text:p>https://www.gbosdata.org/downloads/cpi-202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Ghan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statsghana.gov.gh/nationalaccount_macros.php?Stats=MTE2MTIyMjQ5Ni41NjY=/webstats/7163p83s7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eny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v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https://www.knbs.or.ke/news-and-events/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Liberi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ug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EAL SECTOR 2.2c <text:s/>(~pg 37)</text:p>
          </table:table-cell>
          <table:table-cell table:style-name="ce1" office:value-type="string" calcext:value-type="string">
            <text:p>https://www.cbl.org.lr/publications/document-type/liberia-financial-statistical-reports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Malawi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e line of data</text:p>
          </table:table-cell>
          <table:table-cell table:style-name="ce1" office:value-type="string" calcext:value-type="string">
            <text:p>http://www.nsomalawi.mw/index.php?option=com_content&amp;view=article&amp;id=186&amp;Itemid=37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Portugu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://www.ine.gov.mz/estatisticas/estatisticas-economicas/indice-de-preco-no-consumidor/quadros/nacion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mibi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ick on price statistics</text:p>
          </table:table-cell>
          <table:table-cell office:value-type="string" calcext:value-type="string">
            <text:p>https://nsa.org.na/page/publications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Fre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www.stat-niger.org/?page_id=15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geri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s://courses.lumenlearning.com/wm-macroeconomics/chapter/tracking-inflation/</text:p>
          </table:table-cell>
          <table:table-cell office:value-type="string" calcext:value-type="string">
            <text:p>https://nigerianstat.gov.ng/elibrary</text:p>
          </table:table-cell>
          <table:table-cell office:value-type="string" calcext:value-type="string">
            <text:p>https://www.cbn.gov.ng/rates/inflrates.asp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wand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v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https://www.statistics.gov.rw/statistical-publications/subject/consumer-price-index-%28cpi%29/reports#:~:text=Consumer%20Price%20Index%20(CPI)%20%2D,August%202021%20was%207.3%20percent.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Senegal</text:p>
          </table:table-cell>
          <table:table-cell table:style-name="ce1" office:value-type="string" calcext:value-type="string">
            <text:p>Fren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v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http://www.ansd.sn/index.php?option=com_ansd&amp;view=titrepublication&amp;id=6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Sierra Leon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https://www.statistics.sl/index.php/cpi.html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South Afric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www.statssa.gov.za/?cat=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d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ne line of data</text:p>
          </table:table-cell>
          <table:table-cell office:value-type="string" calcext:value-type="string">
            <text:p>https://cbos.gov.sd/en/periodicals-publications?field_publication_type_tid_i18n=4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anzani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v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https://www.nbs.go.tz/index.php/en/consumer-price-index-cpi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Togo</text:p>
          </table:table-cell>
          <table:table-cell table:style-name="ce1" office:value-type="string" calcext:value-type="string">
            <text:p>Fren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v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https://inseed.tg/inflation-prix/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Tunisia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v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http://www.ins.tn/en/statistiques/90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Ugand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v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https://www.ubos.org/explore-statistics/30/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Zambia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v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nthly bulletin</text:p>
          </table:table-cell>
          <table:table-cell table:style-name="ce1" office:value-type="string" calcext:value-type="string">
            <text:p>https://www.zamstats.gov.zm/publications/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Zimbabwe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ct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 sure to use rebase 2019 data</text:p>
          </table:table-cell>
          <table:table-cell table:style-name="ce1" office:value-type="string" calcext:value-type="string">
            <text:p>https://www.rbz.co.zw/index.php/publications-notices/publications/monthly-economic-review</text:p>
          </table:table-cell>
          <table:table-cell table:style-name="ce1" office:value-type="string" calcext:value-type="string">
            <text:p>https://www.zimstat.co.zw/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formula="of:=SUM([.E3:.E30])" office:value-type="float" office:value="15" calcext:value-type="float">
            <text:p>15</text:p>
          </table:table-cell>
          <table:table-cell table:formula="of:=SUM([.F3:.F30])" office:value-type="float" office:value="15" calcext:value-type="float">
            <text:p>15</text:p>
          </table:table-cell>
          <table:table-cell table:formula="of:=SUM([.G3:.G30])" office:value-type="float" office:value="15" calcext:value-type="float">
            <text:p>15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tsw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o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pe Ver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 African Republ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o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jibou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gy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uatorial 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inea-Biss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ôte d'Ivoi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soth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by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dagasca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l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a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urit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oc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wan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o Tome and Princi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ychel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th Suda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2T16:32:27.115000000</dc:date>
    <meta:editing-duration>PT3H28M42S</meta:editing-duration>
    <meta:editing-cycles>10</meta:editing-cycles>
    <meta:generator>LibreOffice/7.3.4.2$Windows_X86_64 LibreOffice_project/728fec16bd5f605073805c3c9e7c4212a0120dc5</meta:generator>
    <meta:document-statistic meta:table-count="1" meta:cell-count="238" meta:object-count="0"/>
  </office:meta>
</office:document-meta>
</file>